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shEnvironmentChang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shEnvironmentChang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leav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EnvironmentChanger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enterEnviron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shEnvironmentChang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nvironmentChanger.PushEnvironmentChanger( XMLConsumer consumer ,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